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master-page-name="Standard">
      <style:paragraph-properties fo:text-align="justify" style:justify-single-word="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Aim: </text:span>Prepare a calculator.</text:p>
      <text:p text:style-name="P4"/>
      <text:p text:style-name="P3"><text:span text:style-name="T1">Software Requirements: </text:span><text:span text:style-name="T2">The program 'lex' can be found in the following packages: * flex <text:s/>* flex-old.</text:span><text:span text:style-name="T1"> </text:span></text:p>
      <text:p text:style-name="P4"/>
      <text:p text:style-name="P3"><text:span text:style-name="T1">Hardware Requirements:</text:span> Processor, Memory, Standard Input, Standard Output.</text:p>
      <text:p text:style-name="P3"/>
      <text:p text:style-name="P4">Knowledge Required: </text:p>
      <text:p text:style-name="P5">To understatnd this program the reader must have hand on with lex.</text:p>
      <text:p text:style-name="P5"/>
      <text:p text:style-name="P4">Description:</text:p>
      <text:p text:style-name="P3"/>
      <text:p text:style-name="P3">Program should perform basic calculator operations like addition, multiplication, subtraction and division. Expressions are taken from input.txt file.</text:p>
      <text:p text:style-name="P6"/>
      <text:p text:style-name="P7"><text:span text:style-name="T1">Algorithm:</text:span> </text:p>
      <text:p text:style-name="P3"/>
      <text:p text:style-name="P6">step 1. <text:span text:style-name="T3">[0-9]* if this is the pattern found in input and if flag is set to zero it means its the operand choice so convert the input in to string and store it in operand variable as well as set the flag for next input i.e. Operator.</text:span></text:p>
      <text:p text:style-name="P7"/>
      <text:p text:style-name="P6">step 2. <text:span text:style-name="T3">if either of the operator from “+” , “-” , “*” or “/” is found it is stored in to operator variable with its equivalent integer assumption. </text:span></text:p>
      <text:p text:style-name="P6"/>
      <text:p text:style-name="P7">step 3. if “=” is found in an input stream answer is calculated by the final value hold by the operand and for the next expression in the file operand and flag are set to zero.</text:p>
      <text:p text:style-name="P3"/>
      <text:p text:style-name="P4">Input/Output: </text:p>
      <text:p text:style-name="P3"/>
      <text:p text:style-name="P3">jazz@linuxmint /media/ankit/MTech/ACT/lex calc $ vim input.txt </text:p>
      <text:p text:style-name="P3">jazz@linuxmint /media/ankit/MTech/ACT/lex calc $ cat input.txt </text:p>
      <text:p text:style-name="P3">1+1= </text:p>
      <text:p text:style-name="P3">2-2= </text:p>
      <text:p text:style-name="P3">3*3= </text:p>
      <text:p text:style-name="P3">4/4= </text:p>
      <text:p text:style-name="P3">jazz@linuxmint /media/ankit/MTech/ACT/lex calc $ lex calc.l </text:p>
      <text:p text:style-name="P3">]jazz@linuxmint /media/ankit/MTech/ACT/lex calc $ gcc lex.yy.c -ll </text:p>
      <text:p text:style-name="P3">jazz@linuxmint /media/ankit/MTech/ACT/lex calc $ ./a.out &lt; input.txt </text:p>
      <text:p text:style-name="P3">Answer=2 </text:p>
      <text:p text:style-name="P3">Answer=0 </text:p>
      <text:p text:style-name="P3">Answer=9 </text:p>
      <text:p text:style-name="P3">Answer=1 </text:p>
      <text:p text:style-name="P3">jazz@linuxmint /media/ankit/MTech/ACT/lex cal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en" fo:country="IN"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fo:border="0.0071in solid #000000" fo:padding="0.020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201in" fo:margin-left="0in" fo:margin-right="0in" fo:margin-bottom="0.3799in" fo:border="0.0008in solid #000000" fo:padding="0.0201in" style:shadow="none" style:dynamic-spacing="true"/>
      </style:header-style>
      <style:footer-style>
        <style:header-footer-properties fo:min-height="0.4201in" fo:margin-left="0in" fo:margin-right="0in" fo:margin-top="0.3799in" fo:border="0.0008in solid #000000" fo:padding="0.0201in" style:shadow="none" style:dynamic-spacing="true"/>
      </style:footer-style>
    </style:page-layout>
    <style:page-layout style:name="Mpm2">
      <style:page-layout-properties fo:page-width="8.2681in" fo:page-height="11.6929in" style:num-format="1" style:print-orientation="portrait" fo:margin-top="1.2016in" fo:margin-bottom="1.2016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Document:</text:span> Calculator <text:s text:c="83"/><text:tab/>18/10/10</text:p>
      </style:header>
      <style:footer>
        <text:p text:style-name="MP2">Page: <text:page-number text:select-page="current">1</text:page-number> <text:s text:c="9"/>Dharamsinh Desai Institute of Technology, M.Tech. Sem 1 <text:s text:c="10"/><text:span text:style-name="MT1">Name:</text:span> Ankit Desai</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4T07:30:59</meta:creation-date>
    <meta:editing-duration>PT575H51M57S</meta:editing-duration>
    <dc:date>2010-10-18T22:02:44</dc:date>
    <dc:creator>Jai Krishna</dc:creator>
    <meta:generator>OpenOffice.org/3.2$Linux OpenOffice.org_project/320m12$Build-9483</meta:generator>
    <meta:editing-cycles>103</meta:editing-cycles>
    <meta:document-statistic meta:table-count="0" meta:image-count="0" meta:object-count="0" meta:page-count="1" meta:paragraph-count="28" meta:word-count="241" meta:character-count="1669"/>
    <meta:user-defined meta:name="Info 1"/>
    <meta:user-defined meta:name="Info 2"/>
    <meta:user-defined meta:name="Info 3"/>
    <meta:user-defined meta:name="Info 4"/>
  </office:meta>
</office:document-meta>
</file>